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ource Serif Pro" svg:font-family="'Source Serif Pro'" style:font-family-generic="roman"/>
    <style:font-face style:name="Arial1" svg:font-family="Arial" style:font-family-generic="swiss"/>
    <style:font-face style:name="Source Code Pro" svg:font-family="'Source Code Pro'" style:font-family-generic="modern" style:font-pitch="fixed"/>
    <style:font-face style:name="Source Serif Pro1" svg:font-family="'Source Serif Pro'" style:font-family-generic="roman"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cm" style:rel-column-width="567*"/>
    </style:style>
    <style:style style:name="Tabelle1.B" style:family="table-column">
      <style:table-column-properties style:column-width="0.499cm" style:rel-column-width="283*"/>
    </style:style>
    <style:style style:name="Tabelle1.C" style:family="table-column">
      <style:table-column-properties style:column-width="15.501cm" style:rel-column-width="8788*"/>
    </style:style>
    <style:style style:name="Tabelle1.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1.B1" style:family="table-cell">
      <style:table-cell-properties fo:background-color="#cccccc" fo:padding="0.097cm" fo:border-left="none" fo:border-right="none" fo:border-top="0.05pt solid #808080" fo:border-bottom="0.05pt solid #808080">
        <style:background-image/>
      </style:table-cell-properties>
    </style:style>
    <style:style style:name="Tabelle1.C1" style:family="table-cell">
      <style:table-cell-properties fo:padding="0.097cm" fo:border-left="none" fo:border-right="0.05pt solid #808080" fo:border-top="0.05pt solid #808080" fo:border-bottom="0.05pt solid #808080"/>
    </style:style>
    <style:style style:name="Tabelle2" style:family="table">
      <style:table-properties style:width="17cm" table:align="margins"/>
    </style:style>
    <style:style style:name="Tabelle2.A" style:family="table-column">
      <style:table-column-properties style:column-width="1cm" style:rel-column-width="567*"/>
    </style:style>
    <style:style style:name="Tabelle2.B" style:family="table-column">
      <style:table-column-properties style:column-width="0.499cm" style:rel-column-width="283*"/>
    </style:style>
    <style:style style:name="Tabelle2.C" style:family="table-column">
      <style:table-column-properties style:column-width="15.501cm" style:rel-column-width="8788*"/>
    </style:style>
    <style:style style:name="Tabelle2.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2.B1" style:family="table-cell">
      <style:table-cell-properties fo:background-color="#cccccc" fo:padding="0.097cm" fo:border-left="none" fo:border-right="none" fo:border-top="0.05pt solid #808080" fo:border-bottom="0.05pt solid #808080">
        <style:background-image/>
      </style:table-cell-properties>
    </style:style>
    <style:style style:name="Tabelle2.C1" style:family="table-cell">
      <style:table-cell-properties fo:padding="0.097cm" fo:border-left="none" fo:border-right="0.05pt solid #808080" fo:border-top="0.05pt solid #808080" fo:border-bottom="0.05pt solid #808080"/>
    </style:style>
    <style:style style:name="Tabelle3" style:family="table">
      <style:table-properties style:width="17cm" table:align="margins"/>
    </style:style>
    <style:style style:name="Tabelle3.A" style:family="table-column">
      <style:table-column-properties style:column-width="1cm" style:rel-column-width="567*"/>
    </style:style>
    <style:style style:name="Tabelle3.B" style:family="table-column">
      <style:table-column-properties style:column-width="0.499cm" style:rel-column-width="283*"/>
    </style:style>
    <style:style style:name="Tabelle3.C" style:family="table-column">
      <style:table-column-properties style:column-width="15.501cm" style:rel-column-width="8788*"/>
    </style:style>
    <style:style style:name="Tabelle3.A1" style:family="table-cell">
      <style:table-cell-properties fo:background-color="#cccccc" fo:padding="0.097cm" fo:border-left="0.05pt solid #808080" fo:border-right="none" fo:border-top="0.05pt solid #808080" fo:border-bottom="0.05pt solid #808080">
        <style:background-image/>
      </style:table-cell-properties>
    </style:style>
    <style:style style:name="Tabelle3.B1" style:family="table-cell">
      <style:table-cell-properties fo:background-color="#cccccc" fo:padding="0.097cm" fo:border-left="none" fo:border-right="none" fo:border-top="0.05pt solid #808080" fo:border-bottom="0.05pt solid #808080">
        <style:background-image/>
      </style:table-cell-properties>
    </style:style>
    <style:style style:name="Tabelle3.C1" style:family="table-cell">
      <style:table-cell-properties fo:padding="0.097cm" fo:border-left="none" fo:border-right="0.05pt solid #808080" fo:border-top="0.05pt solid #808080" fo:border-bottom="0.05pt solid #808080"/>
    </style:style>
    <style:style style:name="P1" style:family="paragraph" style:parent-style-name="Footer">
      <style:paragraph-properties fo:text-align="end" style:justify-single-word="false"/>
      <style:text-properties fo:font-size="11pt" style:font-size-asian="11pt" style:font-size-complex="11pt"/>
    </style:style>
    <style:style style:name="P2" style:family="paragraph" style:parent-style-name="Standard">
      <style:paragraph-properties fo:line-height="150%"/>
      <style:text-properties fo:color="#004586" fo:font-size="18pt" officeooo:paragraph-rsid="00145ffb" style:font-size-asian="18pt" style:font-size-complex="18pt"/>
    </style:style>
    <style:style style:name="P3" style:family="paragraph" style:parent-style-name="Standard">
      <style:paragraph-properties fo:line-height="150%"/>
      <style:text-properties officeooo:paragraph-rsid="001ff3e0"/>
    </style:style>
    <style:style style:name="P4" style:family="paragraph" style:parent-style-name="Standard">
      <style:paragraph-properties fo:line-height="150%"/>
      <style:text-properties officeooo:paragraph-rsid="0021d95c"/>
    </style:style>
    <style:style style:name="P5" style:family="paragraph" style:parent-style-name="Standard">
      <style:paragraph-properties fo:line-height="150%"/>
      <style:text-properties officeooo:paragraph-rsid="002556c0"/>
    </style:style>
    <style:style style:name="P6" style:family="paragraph" style:parent-style-name="Standard">
      <style:paragraph-properties fo:line-height="150%"/>
      <style:text-properties officeooo:paragraph-rsid="00257147"/>
    </style:style>
    <style:style style:name="P7" style:family="paragraph" style:parent-style-name="Standard">
      <style:paragraph-properties fo:line-height="150%"/>
      <style:text-properties fo:font-size="11pt" officeooo:rsid="00145ffb" officeooo:paragraph-rsid="00145ffb" style:font-size-asian="11pt" style:font-size-complex="11pt"/>
    </style:style>
    <style:style style:name="P8" style:family="paragraph" style:parent-style-name="Standard">
      <style:paragraph-properties fo:line-height="150%"/>
      <style:text-properties fo:font-size="11pt" officeooo:rsid="0017edfa" officeooo:paragraph-rsid="001ff3e0" style:font-size-asian="11pt" style:font-size-complex="11pt"/>
    </style:style>
    <style:style style:name="P9" style:family="paragraph" style:parent-style-name="Standard">
      <style:paragraph-properties fo:line-height="150%"/>
      <style:text-properties fo:font-size="11pt" officeooo:rsid="001ff3e0" officeooo:paragraph-rsid="001ff3e0" style:font-size-asian="11pt" style:font-size-complex="11pt"/>
    </style:style>
    <style:style style:name="P10" style:family="paragraph" style:parent-style-name="Standard">
      <style:paragraph-properties fo:line-height="150%"/>
      <style:text-properties fo:font-size="11pt" officeooo:rsid="002556c0" officeooo:paragraph-rsid="002556c0" style:font-size-asian="11pt" style:font-size-complex="11pt"/>
    </style:style>
    <style:style style:name="P11" style:family="paragraph" style:parent-style-name="Standard" style:list-style-name="L1">
      <style:paragraph-properties fo:line-height="150%"/>
      <style:text-properties fo:font-size="11pt" officeooo:rsid="002556c0" officeooo:paragraph-rsid="002556c0" style:font-size-asian="11pt" style:font-size-complex="11pt"/>
    </style:style>
    <style:style style:name="P12" style:family="paragraph" style:parent-style-name="Standard">
      <style:text-properties officeooo:paragraph-rsid="001ff3e0"/>
    </style:style>
    <style:style style:name="P13" style:family="paragraph" style:parent-style-name="Standard">
      <style:text-properties officeooo:rsid="001ff3e0" officeooo:paragraph-rsid="001ff3e0"/>
    </style:style>
    <style:style style:name="P14" style:family="paragraph" style:parent-style-name="Standard">
      <style:text-properties officeooo:rsid="001ff3e0" officeooo:paragraph-rsid="002556c0"/>
    </style:style>
    <style:style style:name="P15" style:family="paragraph" style:parent-style-name="Standard">
      <style:paragraph-properties fo:line-height="150%"/>
      <style:text-properties officeooo:rsid="0021d95c" officeooo:paragraph-rsid="0021d95c"/>
    </style:style>
    <style:style style:name="P16" style:family="paragraph" style:parent-style-name="Standard">
      <style:paragraph-properties fo:line-height="150%"/>
      <style:text-properties officeooo:rsid="002374bb" officeooo:paragraph-rsid="002374bb"/>
    </style:style>
    <style:style style:name="P17" style:family="paragraph" style:parent-style-name="Standard">
      <style:text-properties officeooo:paragraph-rsid="002556c0"/>
    </style:style>
    <style:style style:name="P18" style:family="paragraph" style:parent-style-name="Standard">
      <style:paragraph-properties fo:line-height="150%"/>
      <style:text-properties officeooo:rsid="00257147" officeooo:paragraph-rsid="00257147"/>
    </style:style>
    <style:style style:name="P19" style:family="paragraph" style:parent-style-name="Table_20_Contents">
      <style:text-properties style:font-name="Source Code Pro" fo:font-size="10pt" style:font-size-asian="10pt" style:font-size-complex="10pt"/>
    </style:style>
    <style:style style:name="P20" style:family="paragraph" style:parent-style-name="Table_20_Contents">
      <style:text-properties style:font-name="Source Code Pro" fo:font-size="10pt" officeooo:rsid="0017edfa" officeooo:paragraph-rsid="0021c8fe" style:font-size-asian="10pt" style:font-size-complex="10pt"/>
    </style:style>
    <style:style style:name="P21" style:family="paragraph" style:parent-style-name="Table_20_Contents">
      <style:text-properties style:font-name="Source Code Pro" fo:font-size="10pt" officeooo:rsid="0017edfa" officeooo:paragraph-rsid="001ff3e0" style:font-size-asian="10pt" style:font-size-complex="10pt"/>
    </style:style>
    <style:style style:name="P22" style:family="paragraph" style:parent-style-name="Table_20_Contents">
      <style:text-properties style:font-name="Source Code Pro" fo:font-size="10pt" officeooo:rsid="0017edfa" officeooo:paragraph-rsid="0017edfa" style:font-size-asian="10pt" style:font-size-complex="10pt"/>
    </style:style>
    <style:style style:name="P23" style:family="paragraph" style:parent-style-name="Table_20_Contents">
      <style:text-properties style:font-name="Source Code Pro" fo:font-size="10pt" officeooo:rsid="0017edfa" officeooo:paragraph-rsid="001b882b" style:font-size-asian="10pt" style:font-size-complex="10pt"/>
    </style:style>
    <style:style style:name="P24" style:family="paragraph" style:parent-style-name="Table_20_Contents">
      <style:text-properties style:font-name="Source Code Pro" fo:font-size="10pt" officeooo:rsid="0017edfa" officeooo:paragraph-rsid="002556c0" style:font-size-asian="10pt" style:font-size-complex="10pt"/>
    </style:style>
    <style:style style:name="P25" style:family="paragraph" style:parent-style-name="Table_20_Contents">
      <style:paragraph-properties fo:text-align="end" style:justify-single-word="false"/>
      <style:text-properties style:font-name="Source Code Pro" fo:font-size="10pt" officeooo:rsid="001886e6" officeooo:paragraph-rsid="001ff3e0" style:font-size-asian="10pt" style:font-size-complex="10pt"/>
    </style:style>
    <style:style style:name="P26" style:family="paragraph" style:parent-style-name="Table_20_Contents">
      <style:paragraph-properties fo:text-align="end" style:justify-single-word="false"/>
      <style:text-properties style:font-name="Source Code Pro" fo:font-size="10pt" officeooo:rsid="001886e6" officeooo:paragraph-rsid="001886e6" style:font-size-asian="10pt" style:font-size-complex="10pt"/>
    </style:style>
    <style:style style:name="P27" style:family="paragraph" style:parent-style-name="Table_20_Contents">
      <style:paragraph-properties fo:text-align="end" style:justify-single-word="false"/>
      <style:text-properties style:font-name="Source Code Pro" fo:font-size="10pt" officeooo:rsid="001886e6" officeooo:paragraph-rsid="0021c8fe" style:font-size-asian="10pt" style:font-size-complex="10pt"/>
    </style:style>
    <style:style style:name="P28" style:family="paragraph" style:parent-style-name="Table_20_Contents">
      <style:paragraph-properties fo:text-align="center" style:justify-single-word="false"/>
      <style:text-properties style:font-name="Source Code Pro" fo:font-size="10pt" officeooo:rsid="001886e6" officeooo:paragraph-rsid="001ff3e0" style:font-size-asian="10pt" style:font-size-complex="10pt"/>
    </style:style>
    <style:style style:name="P29" style:family="paragraph" style:parent-style-name="Table_20_Contents">
      <style:paragraph-properties fo:text-align="center" style:justify-single-word="false"/>
      <style:text-properties style:font-name="Source Code Pro" fo:font-size="10pt" officeooo:rsid="001886e6" officeooo:paragraph-rsid="001886e6" style:font-size-asian="10pt" style:font-size-complex="10pt"/>
    </style:style>
    <style:style style:name="P30" style:family="paragraph" style:parent-style-name="Table_20_Contents">
      <style:paragraph-properties fo:text-align="center" style:justify-single-word="false"/>
      <style:text-properties style:font-name="Source Code Pro" fo:font-size="10pt" officeooo:rsid="001886e6" officeooo:paragraph-rsid="0021c8fe" style:font-size-asian="10pt" style:font-size-complex="10pt"/>
    </style:style>
    <style:style style:name="P31" style:family="paragraph" style:parent-style-name="Table_20_Contents">
      <style:paragraph-properties fo:text-align="end" style:justify-single-word="false"/>
      <style:text-properties style:font-name="Source Code Pro" fo:font-size="10pt" officeooo:rsid="001ff3e0" officeooo:paragraph-rsid="001ff3e0" style:font-size-asian="10pt" style:font-size-complex="10pt"/>
    </style:style>
    <style:style style:name="P32" style:family="paragraph" style:parent-style-name="Table_20_Contents">
      <style:text-properties style:font-name="Source Code Pro" fo:font-size="10pt" officeooo:rsid="001ff3e0" officeooo:paragraph-rsid="001ff3e0" style:font-size-asian="10pt" style:font-size-complex="10pt"/>
    </style:style>
    <style:style style:name="P33" style:family="paragraph" style:parent-style-name="Table_20_Contents">
      <style:paragraph-properties fo:text-align="end" style:justify-single-word="false"/>
      <style:text-properties style:font-name="Source Code Pro" fo:font-size="10pt" officeooo:rsid="001d64e5" officeooo:paragraph-rsid="0021c8fe" style:font-size-asian="10pt" style:font-size-complex="10pt"/>
    </style:style>
    <style:style style:name="P34" style:family="paragraph" style:parent-style-name="Table_20_Contents">
      <style:text-properties style:font-name="Source Code Pro" fo:font-size="10pt" officeooo:rsid="001b882b" officeooo:paragraph-rsid="001b882b" style:font-size-asian="10pt" style:font-size-complex="10pt"/>
    </style:style>
    <style:style style:name="P35" style:family="paragraph" style:parent-style-name="Table_20_Contents">
      <style:paragraph-properties fo:text-align="end" style:justify-single-word="false"/>
      <style:text-properties style:font-name="Source Code Pro" fo:font-size="10pt" officeooo:rsid="0021c8fe" officeooo:paragraph-rsid="0021c8fe" style:font-size-asian="10pt" style:font-size-complex="10pt"/>
    </style:style>
    <style:style style:name="P36" style:family="paragraph" style:parent-style-name="Table_20_Contents">
      <style:text-properties style:font-name="Source Code Pro" fo:font-size="10pt" officeooo:rsid="0021d95c" officeooo:paragraph-rsid="0021d95c" style:font-size-asian="10pt" style:font-size-complex="10pt"/>
    </style:style>
    <style:style style:name="T1" style:family="text">
      <style:text-properties officeooo:rsid="00145ffb"/>
    </style:style>
    <style:style style:name="T2" style:family="text">
      <style:text-properties style:font-name="Source Code Pro" fo:font-size="11pt" officeooo:rsid="0017edfa" style:font-size-asian="11pt" style:font-size-complex="11pt"/>
    </style:style>
    <style:style style:name="T3" style:family="text">
      <style:text-properties style:font-name="Source Code Pro" fo:font-size="11pt" officeooo:rsid="001ff3e0" style:font-size-asian="11pt" style:font-size-complex="11pt"/>
    </style:style>
    <style:style style:name="T4" style:family="text">
      <style:text-properties style:font-name="Source Code Pro" fo:font-size="11pt" officeooo:rsid="00257147" style:font-size-asian="11pt" style:font-size-complex="11pt"/>
    </style:style>
    <style:style style:name="T5" style:family="text">
      <style:text-properties style:font-name="Source Code Pro" officeooo:rsid="0017edfa"/>
    </style:style>
    <style:style style:name="T6" style:family="text">
      <style:text-properties officeooo:rsid="001ff3e0"/>
    </style:style>
    <style:style style:name="T7" style:family="text">
      <style:text-properties fo:font-size="11pt" style:font-size-asian="11pt" style:font-size-complex="11pt"/>
    </style:style>
    <style:style style:name="T8" style:family="text">
      <style:text-properties fo:font-size="11pt" officeooo:rsid="0017edfa" style:font-size-asian="11pt" style:font-size-complex="11pt"/>
    </style:style>
    <style:style style:name="T9" style:family="text">
      <style:text-properties fo:font-size="11pt" officeooo:rsid="001ff3e0" style:font-size-asian="11pt" style:font-size-complex="11pt"/>
    </style:style>
    <style:style style:name="T10" style:family="text">
      <style:text-properties fo:font-size="11pt" officeooo:rsid="0021d95c" style:font-size-asian="11pt" style:font-size-complex="11pt"/>
    </style:style>
    <style:style style:name="T11" style:family="text">
      <style:text-properties fo:font-size="11pt" officeooo:rsid="002374bb" style:font-size-asian="11pt" style:font-size-complex="11pt"/>
    </style:style>
    <style:style style:name="T12" style:family="text">
      <style:text-properties fo:font-size="11pt" officeooo:rsid="002556c0" style:font-size-asian="11pt" style:font-size-complex="11pt"/>
    </style:style>
    <style:style style:name="T13" style:family="text">
      <style:text-properties fo:color="#cccccc"/>
    </style:style>
    <style:style style:name="T14" style:family="text">
      <style:text-properties fo:color="#cccccc" officeooo:rsid="001886e6"/>
    </style:style>
    <style:style style:name="T15" style:family="text">
      <style:text-properties officeooo:rsid="0021c8fe"/>
    </style:style>
    <style:style style:name="T16" style:family="text">
      <style:text-properties fo:color="#004586" fo:font-size="16pt" officeooo:rsid="001ff3e0" style:font-size-asian="16pt" style:font-size-complex="16pt"/>
    </style:style>
    <style:style style:name="T17" style:family="text">
      <style:text-properties fo:color="#004586" fo:font-size="16pt" officeooo:rsid="002556c0" style:font-size-asian="16pt" style:font-size-complex="16pt"/>
    </style:style>
    <style:style style:name="T18" style:family="text">
      <style:text-properties officeooo:rsid="002374bb"/>
    </style:style>
    <style:style style:name="T19" style:family="text">
      <style:text-properties style:font-name="Source Serif Pro1" fo:font-size="11pt" style:font-size-asian="11pt" style:font-size-complex="11pt"/>
    </style:style>
    <style:style style:name="T20" style:family="text">
      <style:text-properties officeooo:rsid="002571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Kopfrechen-Training</text:span></text:p>
      <text:p text:style-name="P7"/>
      <text:p text:style-name="P7"/>
      <text:p text:style-name="P8">Die Idee ist es, ein Programm zu schreiben, das in einem Zahlenraum <text:span text:style-name="T6">(</text:span>z. B. von 1 bis 30<text:span text:style-name="T6">)</text:span> Kopfrechenaufgaben stellt und die Benutzereingabe auf ihre Richtigkeit hin überprüft.</text:p>
      <text:p text:style-name="P3"><text:span text:style-name="T8">Am Ende soll dem Benutzer eine Art Statistik ausgegeben werden, wie oft er richtig und wie oft er falsch gerechnet hat. Das Grundprogramm lässt sich beliebig erweitern. </text:span><text:span text:style-name="T9">In der Konsole:</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26"><text:span text:style-name="T13">0</text:span>1</text:p>
            <text:p text:style-name="P25"><text:span text:style-name="T13">0</text:span>2</text:p>
            <text:p text:style-name="P25"><text:span text:style-name="T13">0</text:span>3</text:p>
            <text:p text:style-name="P25"><text:span text:style-name="T13">0</text:span>4</text:p>
            <text:p text:style-name="P25"><text:span text:style-name="T13">0</text:span>5</text:p>
            <text:p text:style-name="P25"><text:span text:style-name="T13">0</text:span>6</text:p>
            <text:p text:style-name="P25"><text:span text:style-name="T13">0</text:span>7</text:p>
            <text:p text:style-name="P25"><text:span text:style-name="T13">0</text:span>8</text:p>
            <text:p text:style-name="P25"><text:span text:style-name="T13">0</text:span>9</text:p>
            <text:p text:style-name="P26">10</text:p>
            <text:p text:style-name="P26">11</text:p>
            <text:p text:style-name="P26">12</text:p>
            <text:p text:style-name="P26">13</text:p>
            <text:p text:style-name="P26">14</text:p>
            <text:p text:style-name="P26">15</text:p>
            <text:p text:style-name="P26">16</text:p>
          </table:table-cell>
          <table:table-cell table:style-name="Tabelle1.B1" office:value-type="string">
            <text:p text:style-name="P29"/>
          </table:table-cell>
          <table:table-cell table:style-name="Tabelle1.C1" office:value-type="string">
            <text:p text:style-name="P22">Kopfrechenaufgaben</text:p>
            <text:p text:style-name="P22"/>
            <text:p text:style-name="P34">Eingabe e zum Beenden!</text:p>
            <text:p text:style-name="P22"/>
            <text:p text:style-name="P22">Was ergibt: 20 * 2?</text:p>
            <text:p text:style-name="P22">Ihre Eingabe: 40</text:p>
            <text:p text:style-name="P22">Das ist richtig!</text:p>
            <text:p text:style-name="P22"/>
            <text:p text:style-name="P23">Was ergibt: 13 * 4?</text:p>
            <text:p text:style-name="P22">Ihre Eingabe: 53</text:p>
            <text:p text:style-name="P20"><text:span text:style-name="T15">Falsch (Ergebnis: </text:span>52<text:span text:style-name="T15">)</text:span>!</text:p>
            <text:p text:style-name="P19"/>
            <text:p text:style-name="P23">Was ergibt: 17 * 15?</text:p>
            <text:p text:style-name="P22">Ihre Eingabe: e</text:p>
            <text:p text:style-name="P22">Richtige Antwort(en): 1</text:p>
            <text:p text:style-name="P22">Falsche Antwort(en): 1</text:p>
          </table:table-cell>
        </table:table-row>
      </table:table>
      <text:p text:style-name="P3"><text:span text:style-name="T9">In den Zeilen 1 bis 3 wird der Anwender über das Programm (Titel und Abbruch des Programms) informiert. Die Zeilen 5 bis 7, 9 bis 11 und 13 bis 14 zeigen dann Beispiel-Aufgaben. Bei der letzten Aufgabe hat sich der Benutzer entschlossen, das Programm durch Eingabe eines „e“ zu Beenden. In den Zeilen 15 bis 16 erhält er dann eine Übersicht, wie oft er korrekt und wie oft er falsch geantwortet hat.</text:span></text:p>
      <text:p text:style-name="P9"/>
      <text:p text:style-name="P3"><text:span text:style-name="T9">Im Programm werden wir die Funktion </text:span><text:span text:style-name="T2">randint</text:span><text:span text:style-name="T3">()</text:span><text:span text:style-name="T9"> aus der Bibliothek </text:span><text:span text:style-name="T2">random</text:span><text:span text:style-name="T9"> (Zufall) nutzen, über die wir Zufallszahlen generieren können.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25"><text:span text:style-name="T13">0</text:span>1</text:p>
            <text:p text:style-name="P31"><text:span text:style-name="T14">0</text:span>2</text:p>
            <text:p text:style-name="P31"><text:span text:style-name="T14">0</text:span>3</text:p>
          </table:table-cell>
          <table:table-cell table:style-name="Tabelle2.B1" office:value-type="string">
            <text:p text:style-name="P28"/>
          </table:table-cell>
          <table:table-cell table:style-name="Tabelle2.C1" office:value-type="string">
            <text:p text:style-name="P21">i<text:span text:style-name="T6">mport random</text:span></text:p>
            <text:p text:style-name="P21"/>
            <text:p text:style-name="P32">zahl = random.randint(1, 20)</text:p>
          </table:table-cell>
        </table:table-row>
      </table:table>
      <text:p text:style-name="P3"><text:span text:style-name="T6">In Zeile 1 wird die Bibliothek importiert und ihre Funktionen können nun in unserem Programm genutzt werden. In Zeile 3 rufen wir die Funktion </text:span><text:span text:style-name="T2">randint()</text:span><text:span text:style-name="T6"> mit den Werten </text:span><text:span text:style-name="T2">1</text:span><text:span text:style-name="T6"> und </text:span><text:span text:style-name="T2">20</text:span><text:span text:style-name="T6"> aus dem Modul auf. Die Funktion erzeugt jetzt eine ganzzahlige Zufallszahl </text:span><text:soft-page-break/><text:span text:style-name="T6">zwischen </text:span><text:span text:style-name="T2">1</text:span><text:span text:style-name="T6"> und </text:span><text:span text:style-name="T2">20</text:span><text:span text:style-name="T6">, also 1, 2, 3, 4, 5, 6, 7, 8, 9, 10, 11, 12, 13, 14, 15, 16, 17, 18, 19 oder 20 und speichert die Zufallszahl in der Variablen </text:span><text:span text:style-name="T2">zahl</text:span><text:span text:style-name="T6">.</text:span></text:p>
      <text:p text:style-name="P12"/>
      <text:p text:style-name="P12"><text:span text:style-name="T16">Das Grundgerüst unseres Programms</text:span></text:p>
      <text:p text:style-name="P13"/>
      <text:p text:style-name="P15">Das Grundgerüst unseres Programms kann wie folgt aussehen:</text:p>
      <table:table table:name="Tabelle3" table:style-name="Tabelle3">
        <table:table-column table:style-name="Tabelle3.A"/>
        <table:table-column table:style-name="Tabelle3.B"/>
        <table:table-column table:style-name="Tabelle3.C"/>
        <table:table-row>
          <table:table-cell table:style-name="Tabelle3.A1" office:value-type="string">
            <text:p text:style-name="P27"><text:span text:style-name="T13">0</text:span>1</text:p>
            <text:p text:style-name="P27"><text:span text:style-name="T13">0</text:span>2</text:p>
            <text:p text:style-name="P27"><text:span text:style-name="T13">0</text:span>3</text:p>
            <text:p text:style-name="P27"><text:span text:style-name="T13">0</text:span>4</text:p>
            <text:p text:style-name="P27"><text:span text:style-name="T13">0</text:span>5</text:p>
            <text:p text:style-name="P27"><text:span text:style-name="T13">0</text:span>6</text:p>
            <text:p text:style-name="P27"><text:span text:style-name="T13">0</text:span>7</text:p>
            <text:p text:style-name="P27"><text:span text:style-name="T13">0</text:span>8</text:p>
            <text:p text:style-name="P27"><text:span text:style-name="T13">0</text:span>9</text:p>
            <text:p text:style-name="P27">10</text:p>
            <text:p text:style-name="P27">11</text:p>
            <text:p text:style-name="P27">12</text:p>
            <text:p text:style-name="P27">13</text:p>
            <text:p text:style-name="P27">14</text:p>
            <text:p text:style-name="P27">15</text:p>
            <text:p text:style-name="P27">16</text:p>
            <text:p text:style-name="P33">17</text:p>
            <text:p text:style-name="P33">18</text:p>
            <text:p text:style-name="P35">19</text:p>
            <text:p text:style-name="P35">20</text:p>
            <text:p text:style-name="P35">21</text:p>
            <text:p text:style-name="P35">22</text:p>
            <text:p text:style-name="P35">23</text:p>
            <text:p text:style-name="P35">24</text:p>
            <text:p text:style-name="P35">25</text:p>
            <text:p text:style-name="P35">26</text:p>
            <text:p text:style-name="P35">27</text:p>
            <text:p text:style-name="P35">28</text:p>
            <text:p text:style-name="P35">29</text:p>
            <text:p text:style-name="P35">30</text:p>
            <text:p text:style-name="P35">31</text:p>
            <text:p text:style-name="P35">32</text:p>
            <text:p text:style-name="P35">33</text:p>
            <text:p text:style-name="P35">34</text:p>
            <text:p text:style-name="P35">35</text:p>
            <text:p text:style-name="P35">36</text:p>
            <text:p text:style-name="P35">37</text:p>
            <text:p text:style-name="P35">38</text:p>
            <text:p text:style-name="P35">39</text:p>
            <text:p text:style-name="P35">40</text:p>
            <text:p text:style-name="P35">41</text:p>
            <text:p text:style-name="P35">42</text:p>
          </table:table-cell>
          <table:table-cell table:style-name="Tabelle3.B1" office:value-type="string">
            <text:p text:style-name="P30"/>
          </table:table-cell>
          <table:table-cell table:style-name="Tabelle3.C1" office:value-type="string">
            <text:p text:style-name="P20">import random</text:p>
            <text:p text:style-name="P20"/>
            <text:p text:style-name="P20"># Einstellungen</text:p>
            <text:p text:style-name="P20">untere_grenze = 1</text:p>
            <text:p text:style-name="P20">obere_grenze = 20</text:p>
            <text:p text:style-name="P20"/>
            <text:p text:style-name="P36"># Variablen</text:p>
            <text:p text:style-name="P20">richtige_antworten = 0</text:p>
            <text:p text:style-name="P20">falsche_antworten = 0</text:p>
            <text:p text:style-name="P20"/>
            <text:p text:style-name="P20"># Wir informieren den Benutzer über das Programm</text:p>
            <text:p text:style-name="P20">print("Kopfrechenaufgaben")</text:p>
            <text:p text:style-name="P20">print() # Leerzeile</text:p>
            <text:p text:style-name="P20">print("Eingabe e zum Beenden!")</text:p>
            <text:p text:style-name="P20">print() # Leerzeile</text:p>
            <text:p text:style-name="P20"/>
            <text:p text:style-name="P20"># Hauptschleife</text:p>
            <text:p text:style-name="P20">while True:</text:p>
            <text:p text:style-name="P20"/>
            <text:p text:style-name="P20"><text:s text:c="4"/>zahl_1 = random.randint(untere_grenze, obere_grenze)</text:p>
            <text:p text:style-name="P20"><text:s text:c="4"/>zahl_2 = 6 # Auch hier eine Zufallszahl generieren!</text:p>
            <text:p text:style-name="P20"/>
            <text:p text:style-name="P20"><text:s text:c="4"/>print("Was ergibt: " + str(zahl_1) + " * " + str(zahl_2) + "?")</text:p>
            <text:p text:style-name="P20"/>
            <text:p text:style-name="P20"><text:s text:c="4"/>eingabe = input("Ihre Eingabe: ")</text:p>
            <text:p text:style-name="P20"/>
            <text:p text:style-name="P20"><text:s text:c="4"/>if eingabe == "e":</text:p>
            <text:p text:style-name="P20"><text:s text:c="8"/>break</text:p>
            <text:p text:style-name="P20"><text:s text:c="4"/>else:</text:p>
            <text:p text:style-name="P20"><text:s text:c="8"/><text:span text:style-name="T18">benutzer_</text:span>ergebnis = int(eingabe)</text:p>
            <text:p text:style-name="P20"/>
            <text:p text:style-name="P24"><text:s text:c="4"/>if <text:span text:style-name="T18">benutzer_</text:span>ergebnis == zahl_1 * zahl_2:</text:p>
            <text:p text:style-name="P20"><text:s text:c="8"/>print("Das ist richtig!")</text:p>
            <text:p text:style-name="P20"><text:s text:c="8"/># Die Zählvariable für korrekte Antworten muss erhöht werden</text:p>
            <text:p text:style-name="P20"><text:s text:c="4"/>else:</text:p>
            <text:p text:style-name="P20"><text:s text:c="8"/>print("<text:span text:style-name="T15">Falsch! Richtig</text:span>: " + str(zahl_1 * zahl_2) + "!")</text:p>
            <text:p text:style-name="P20"><text:s text:c="8"/># Die Zählvariable für falsche Antworten muss erhöht werden</text:p>
            <text:p text:style-name="P20"><text:s text:c="4"/>print()</text:p>
            <text:p text:style-name="P20"/>
            <text:p text:style-name="P20"># Ausgabe der Statistik</text:p>
            <text:p text:style-name="P20">print("Richtige Antwort(en): " + str(richtige_antworten))</text:p>
            <text:p text:style-name="P20">print("Falsche Antwort(en): " + str(falsche_antworten))</text:p>
          </table:table-cell>
        </table:table-row>
      </table:table>
      <text:p text:style-name="P4"><text:soft-page-break/><text:span text:style-name="T10">In Zeile 1 importieren wir das benötigte Modul </text:span><text:span text:style-name="T2">random</text:span><text:span text:style-name="T10">, das uns Funktionalität bereitstellt, um Zufallszahlen zu erhalten. In den Zeilen 4 bis 5 können Einstellungen vorgenommen werden. Hier legen wir fest, aus welchem Zahlenbereich </text:span><text:span text:style-name="T11">die Werte stammen sollen.</text:span></text:p>
      <text:p text:style-name="P16"><text:span text:style-name="T7">In den Zeilen 12 bis 15 geben wir grundlegende Informationen zum Spiel a</text:span><text:span text:style-name="T19">us. Eine</text:span><text:span text:style-name="T2"> print()</text:span><text:span text:style-name="T7">-Anweisung ohne Inhalt bewirkt eine leere Zeile.</text:span></text:p>
      <text:p text:style-name="P16"><text:span text:style-name="T7">Unser Hauptprogramm steckt in den Zeilen 18 bis 38 und startet mit einer Endlosschleife, die wir in Zeile 18 beginnen. Mit den Zeilen 20 und 21 legen wir für jeden Schleifendurchgang zwei neue Zahlen fest und geben die Frage nach dem Produkt dieser beiden Zahlen in Zeile 23 aus.</text:span></text:p>
      <text:p text:style-name="P16"><text:span text:style-name="T7">Der Anwender wird in Zeile 25 zur Eingabe aufgefordert. Das Ergebnis speichern wir zunächst in der Variable </text:span><text:span text:style-name="T2">eingabe</text:span><text:span text:style-name="T7"> (Zeile 25), weil wir in den Zeilen 27 bis 30 prüfen müssen, ob der Benutzer durch die Eingabe eines „</text:span><text:span text:style-name="T2">e</text:span><text:span text:style-name="T7">“ das Programm beenden möchte oder mit einer Zahl ein Ergebnis angeben möchte.</text:span></text:p>
      <text:p text:style-name="P16"><text:span text:style-name="T7">Mit den Programmzeilen 32 bis 37 prüfen wir die Eingabe </text:span><text:span text:style-name="T12">des Benutzers und geben ihm ein Feedback, ob sein Rechenergebnis richtig oder falsch ist. Hier müssten die Zählvariablen </text:span><text:span text:style-name="T2">richtige_antworten</text:span><text:span text:style-name="T12"> und </text:span><text:span text:style-name="T2">falsche_antworten</text:span><text:span text:style-name="T12"> hochgezählt werden.</text:span></text:p>
      <text:p text:style-name="P5"><text:span text:style-name="T12">Hat der Benutzer ein</text:span><text:span text:style-name="T11"> „</text:span><text:span text:style-name="T2">e</text:span><text:span text:style-name="T11">“ </text:span><text:span text:style-name="T12"><text:s/>eingeben, wird die Schleife in Zeile 28 mit der </text:span><text:span text:style-name="T2">break</text:span><text:span text:style-name="T12">-Anweisung verlassen und die letzten beiden Code-Zeilen kommen zur Ausführung. Dies bewirkt, dass der Benutzer über seine erfolgreichen und erfolglosen Versuche informiert wird</text:span><text:span text:style-name="T9">.</text:span></text:p>
      <text:p text:style-name="P17"/>
      <text:p text:style-name="P17"><text:span text:style-name="T16">De</text:span><text:span text:style-name="T17">ine Aufgaben</text:span></text:p>
      <text:p text:style-name="P14"/>
      <text:p text:style-name="P10">Folgende Aufgaben sind noch zu bearbeiten, um ein einsatzbereites Programm zu entwickeln:</text:p>
      <text:list xml:id="list993325993" text:style-name="L1">
        <text:list-item>
          <text:p text:style-name="P11">Passe die Zeile 21 dahingehend an, dass auch hier eine Zufallsvariable verwendet wird. <text:span text:style-name="T20">Du kannst Dich an der vorherigen Codezeile orientieren.</text:span></text:p>
        </text:list-item>
        <text:list-item>
          <text:p text:style-name="P11">Bei der Auswertung der Ergebnisse müssen die Zählvariablen ergänzt werden, so dass am Ende eine sinnvolle Statistik ausgegeben werden kann.</text:p>
        </text:list-item>
        <text:list-item>
          <text:p text:style-name="P11">Gibt der Benutzer ein <text:span text:style-name="T18">„</text:span><text:span text:style-name="T5">e</text:span><text:span text:style-name="T18">“ </text:span><text:s/>ein, sollte in der Konsole wenigstens eine Leerzeile erscheinen, so dass die Statistik nicht direkt unter der Eingabe erscheint.</text:p>
        </text:list-item>
        <text:list-item>
          <text:p text:style-name="P11">Nach Möglichkeit sollte der Benutzer gefragt werden, in welchem Zahlenraum er Kopfrechen-Aufgaben bearbeiten möchte (Zeilen 4 und 5).</text:p>
        </text:list-item>
      </text:list>
      <text:p text:style-name="P10"/>
      <text:p text:style-name="P10"><text:soft-page-break/>Als Zusatzaufgabe ist folgende Aufgabe gedacht:</text:p>
      <text:list xml:id="list184114271522225" text:continue-numbering="true" text:style-name="L1">
        <text:list-item>
          <text:p text:style-name="P11">Zusatzaufgabe: Wie kann der Quelltext ergänzt werden, so dass neben der Multiplikation auch die Division mit ganzzahligem Ergebnis geübt werden kann?</text:p>
        </text:list-item>
      </text:list>
      <text:p text:style-name="P3"/>
      <text:p text:style-name="P18">Als neuen Befehl wirst Du hier <text:span text:style-name="T2">continue</text:span> lernen, das Du wie ein <text:span text:style-name="T2">break</text:span> verwendest. Während <text:span text:style-name="T2">break</text:span> die Schleife komplett verlässt, bewirkt <text:span text:style-name="T2">continue</text:span>, dass ein Schleifendurchgang verlassen und ein neuer Schleifendurchgang gestartet wird.</text:p>
      <text:p text:style-name="P18"/>
      <text:p text:style-name="P6"><text:span text:style-name="T20">Tipp: Du musst für ein Zahlenpaar </text:span><text:span text:style-name="T2">z</text:span><text:span text:style-name="T4">ahl_1</text:span><text:span text:style-name="T20"> und </text:span><text:span text:style-name="T2">z</text:span><text:span text:style-name="T4">ahl_2</text:span><text:span text:style-name="T20"> prüfen, ob sich die erste Zahl ohne Rest durch die zweite Zahl teilen lässt. Falls ja, kannst Du die beiden Zahlen dem Anwender nennen, falls nein, solltest Du diesen Schleifendurchgang verlassen und ein neues Paar Zahlen versuch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ource Serif Pro" svg:font-family="'Source Serif Pro'" style:font-family-generic="roman"/>
    <style:font-face style:name="Arial1" svg:font-family="Arial" style:font-family-generic="swiss"/>
    <style:font-face style:name="Source Code Pro" svg:font-family="'Source Code Pro'" style:font-family-generic="modern" style:font-pitch="fixed"/>
    <style:font-face style:name="Source Serif Pro1" svg:font-family="'Source Serif Pro'" style:font-family-generic="roman"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ource Serif Pro" fo:font-family="'Source Serif Pro'"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Source Serif Pro" fo:font-family="'Source Serif Pro'"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ource Serif Pro" fo:font-family="'Source Serif Pro'"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age-count>4</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ael Reschke</meta:initial-creator>
    <meta:creation-date>2020-01-12T13:15:43.426000000</meta:creation-date>
    <dc:date>2020-01-12T18:40:51.588000000</dc:date>
    <dc:creator>Michael Reschke</dc:creator>
    <meta:editing-duration>PT8M48S</meta:editing-duration>
    <meta:editing-cycles>4</meta:editing-cycles>
    <meta:generator>LibreOffice/6.3.0.4$Windows_X86_64 LibreOffice_project/057fc023c990d676a43019934386b85b21a9ee99</meta:generator>
    <meta:document-statistic meta:table-count="3" meta:image-count="0" meta:object-count="0" meta:page-count="4" meta:paragraph-count="132" meta:word-count="915" meta:character-count="5667" meta:non-whitespace-character-count="4802"/>
  </office:meta>
</office:document-meta>
</file>